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5cm"/>
      <style:paragraph-properties style:writing-mode="lr-tb"/>
    </style:style>
    <style:style style:name="gr2" style:family="graphic" style:parent-style-name="standard">
      <style:graphic-properties svg:stroke-width="0.1cm" svg:stroke-color="#666666" draw:marker-start-width="0.35cm" draw:marker-end-width="0.35cm" draw:fill="solid" draw:fill-color="#ffffff" draw:textarea-horizontal-align="justify" draw:textarea-vertical-align="middle" draw:auto-grow-height="false" fo:min-height="2.098cm" fo:min-width="3.348cm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svg:stroke-color="#ffffff" draw:fill="solid" draw:fill-color="#dc2300" draw:textarea-horizontal-align="justify" draw:textarea-vertical-align="middle" draw:auto-grow-height="false" fo:min-height="1.75cm" fo:min-width="0.4cm"/>
    </style:style>
    <style:style style:name="gr4" style:family="graphic" style:parent-style-name="standard">
      <style:graphic-properties draw:stroke="none" svg:stroke-color="#ffffff" draw:fill="solid" draw:fill-color="#e6e6e6" draw:textarea-horizontal-align="justify" draw:textarea-vertical-align="middle" draw:auto-grow-height="false" fo:min-height="1.75cm" fo:min-width="0.4cm"/>
    </style:style>
    <style:style style:name="gr5" style:family="graphic" style:parent-style-name="standard">
      <style:graphic-properties draw:stroke="solid"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3.542cm" fo:min-width="2.392cm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draw:fill="solid" draw:fill-color="#e6e64c" draw:textarea-horizontal-align="justify" draw:textarea-vertical-align="middle" draw:auto-grow-height="false" fo:min-height="0.65cm" fo:min-width="0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074cm" fo:min-width="2.82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draw:marker-start-width="0.35cm" draw:marker-end-width="0.35cm" draw:fill="solid" draw:fill-color="#3465a4" draw:opacity="100%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666666" draw:marker-start-width="0.35cm" draw:marker-end-width="0.35cm" draw:fill="solid" draw:fill-color="#ffffff" draw:textarea-horizontal-align="justify" draw:textarea-vertical-align="middle" draw:auto-grow-height="false" fo:min-height="3.65cm" fo:min-width="3.8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666666" draw:marker-start-width="0.35cm" draw:marker-end-width="0.35cm" draw:fill="solid" draw:fill-color="#ffffff" draw:textarea-horizontal-align="justify" draw:textarea-vertical-align="middle" draw:auto-grow-height="false" fo:min-height="2.45cm" fo:min-width="3.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5cm" fo:min-width="0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c2300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e6e64c"/>
      <style:paragraph-properties fo:text-align="center"/>
    </style:style>
    <style:style style:name="P6" style:family="paragraph">
      <loext:graphic-properties draw:fill="solid" draw:fill-color="#3465a4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c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4.6cm" svg:x="0.2cm" svg:y="0.2cm">
          <draw:text-box>
            <text:p>About:</text:p>
            <text:p>License GPL</text:p>
            <text:p/>
            <text:p>© 2024 Andreas Butti</text:p>
          </draw:text-box>
        </draw:frame>
      </draw:page>
      <draw:page draw:name="page2" draw:style-name="dp1" draw:master-page-name="Standard">
        <draw:path draw:style-name="gr2" draw:text-style-name="P2" draw:layer="layout" svg:width="4.8cm" svg:height="2.6cm" svg:x="0.1cm" svg:y="1.2cm" svg:viewBox="0 0 4801 2601" svg:d="M217 58c66-38 140-58 217-58h3234c76 0 150 20 216 58s121 93 159 159 58 140 58 217v166h483c38 0 76 10 109 29s60 46 79 79 29 71 29 109v867c0 38-10 76-29 109s-46 60-79 79-71 29-109 29h-483v267c0 76-20 150-58 216s-93 121-159 159-140 58-216 58h-1-3233c-77 0-151-20-217-58s-121-93-159-159-58-140-58-216v-1-1733c0-77 20-151 58-217s93-121 159-159z">
          <text:p/>
        </draw:path>
        <draw:custom-shape draw:style-name="gr3" draw:text-style-name="P3" draw:layer="layout" svg:width="0.9cm" svg:height="2cm" svg:x="0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2cm" svg:x="1.7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2cm" svg:x="2.9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path draw:style-name="gr5" draw:text-style-name="P2" draw:layer="layout" svg:width="3.2cm" svg:height="4.1cm" svg:x="0.9cm" svg:y="0.45cm" svg:viewBox="0 0 3201 4101" svg:d="M734 0h2232c21 0 41 3 61 8s39 13 57 23c17 11 34 23 48 38 15 14 27 31 38 48 10 18 18 37 23 57 5 19 8 39 8 59v1 1 3631c0 21-3 41-8 61s-13 39-23 57c-11 17-23 34-38 48-14 15-31 27-48 38-18 10-37 18-57 23s-40 8-61 8h-2731c-21 0-41-3-61-8s-39-13-57-23c-17-11-34-23-48-38-15-14-27-31-38-48-10-18-18-37-23-57s-8-40-8-61v-3269z">
          <text:p/>
        </draw:path>
        <draw:custom-shape draw:style-name="gr6" draw:text-style-name="P5" draw:layer="layout" svg:width="0.3cm" svg:height="0.9cm" svg:x="3.173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9cm" svg:x="2.773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9cm" svg:x="2.373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9cm" svg:x="1.973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9cm" svg:x="1.17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9cm" svg:x="1.573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9cm" svg:x="3.573cm" svg:y="0.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7" draw:text-style-name="P2" draw:layer="layout" svg:width="4.7cm" svg:height="4.7cm" svg:x="0.15cm" svg:y="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1.549cm" svg:height="4.765cm" svg:x="0.95cm" svg:y="0.117cm" svg:viewBox="0 0 1550 4766" svg:d="M1550 101c-73 13-145 33-216 59-139 51-273 127-399 227-126 101-242 223-344 364-103 141-193 302-266 476-147 352-225 750-225 1156s78 804 225 1156c73 175 163 335 266 476 102 141 218 264 344 364s260 176 399 227c71 26 143 46 216 59v101c-85-14-169-36-251-66-148-55-292-136-426-243-133-105-255-234-363-383-107-147-201-314-277-497-153-363-233-775-233-1194s80-831 233-1194c76-183 170-349 277-497 108-148 230-277 363-383 134-107 278-188 426-243 82-30 166-52 251-66z">
          <text:p/>
        </draw:path>
        <draw:path draw:style-name="gr8" draw:text-style-name="P6" draw:layer="layout" svg:width="1.549cm" svg:height="4.765cm" svg:x="2.45cm" svg:y="0.117cm" svg:viewBox="0 0 1550 4766" svg:d="M0 101c73 13 145 33 216 59 139 51 273 127 399 227 126 101 242 223 344 364 103 141 193 302 266 476 147 352 225 750 225 1156s-78 804-225 1156c-73 175-163 335-266 476-102 141-218 264-344 364s-260 176-399 227c-71 26-143 46-216 59v101c85-14 169-36 251-66 148-55 292-136 426-243 133-105 255-234 363-383 107-147 201-314 277-497 153-363 233-775 233-1194s-80-831-233-1194c-76-183-170-349-277-497-108-148-230-277-363-383-134-107-278-188-426-243-82-30-166-52-251-66z">
          <text:p/>
        </draw:path>
        <draw:line draw:style-name="gr9" draw:text-style-name="P7" draw:layer="layout" svg:x1="2.482cm" svg:y1="0.176cm" svg:x2="2.482cm" svg:y2="4.876cm">
          <text:p/>
        </draw:line>
        <draw:line draw:style-name="gr9" draw:text-style-name="P7" draw:layer="layout" svg:x1="0.6cm" svg:y1="1.1cm" svg:x2="4.4cm" svg:y2="1.1cm">
          <text:p/>
        </draw:line>
        <draw:line draw:style-name="gr9" draw:text-style-name="P7" draw:layer="layout" svg:x1="0.6cm" svg:y1="3.9cm" svg:x2="4.4cm" svg:y2="3.9cm">
          <text:p/>
        </draw:line>
        <draw:line draw:style-name="gr9" draw:text-style-name="P7" draw:layer="layout" svg:x1="0.182cm" svg:y1="2.5cm" svg:x2="4.818cm" svg:y2="2.5cm">
          <text:p/>
        </draw:line>
      </draw:page>
      <draw:page draw:name="page5" draw:style-name="dp1" draw:master-page-name="Standard">
        <draw:custom-shape draw:style-name="gr10" draw:text-style-name="P2" draw:layer="layout" svg:width="4.4cm" svg:height="4cm" svg:x="0.3cm" svg:y="0.5cm">
          <text:p/>
          <draw:enhanced-geometry svg:viewBox="0 0 21600 21600" draw:type="rectangle" draw:enhanced-path="M 0 0 L 21600 0 21600 21600 0 21600 0 0 Z N"/>
        </draw:custom-shape>
        <draw:polygon draw:style-name="gr11" draw:text-style-name="P2" draw:layer="layout" svg:width="3.799cm" svg:height="3.399cm" svg:x="0.6cm" svg:y="0.9cm" svg:viewBox="0 0 3800 3400" draw:points="0,2800 0,0 3800,0 3800,2800 2300,2800 2300,3400 1500,3400 1500,2800">
          <text:p/>
        </draw:polygon>
        <draw:g>
          <draw:custom-shape draw:style-name="gr12" draw:text-style-name="P8" draw:layer="layout" svg:width="0.3cm" svg:height="0.4cm" svg:x="0.9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1.3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1.7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2.1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2.5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2.9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3.35cm" svg:y="0.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3cm" svg:height="0.4cm" svg:x="3.75cm" svg:y="0.9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6:53:55.058089379</meta:creation-date>
    <dc:date>2024-04-20T17:25:09.411375852</dc:date>
    <meta:editing-duration>PT19M9S</meta:editing-duration>
    <meta:editing-cycles>8</meta:editing-cycles>
    <meta:generator>LibreOffice/7.3.7.2$Linux_X86_64 LibreOffice_project/30$Build-2</meta:generator>
    <meta:document-statistic meta:object-count="31"/>
  </office:meta>
</office:document-meta>
</file>